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dadd9" officeooo:paragraph-rsid="002dad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34a20b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56e77" officeooo:paragraph-rsid="0034a20b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373efb" officeooo:paragraph-rsid="00373efb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335f14"/>
    </style:style>
    <style:style style:name="T2" style:family="text">
      <style:text-properties officeooo:rsid="00308f86"/>
    </style:style>
    <style:style style:name="T3" style:family="text">
      <style:text-properties officeooo:rsid="0020b146"/>
    </style:style>
    <style:style style:name="T4" style:family="text">
      <style:text-properties officeooo:rsid="002bf5b0"/>
    </style:style>
    <style:style style:name="T5" style:family="text">
      <style:text-properties officeooo:rsid="002dadd9"/>
    </style:style>
    <style:style style:name="T6" style:family="text">
      <style:text-properties officeooo:rsid="0031f797"/>
    </style:style>
    <style:style style:name="T7" style:family="text">
      <style:text-properties officeooo:rsid="0034a20b"/>
    </style:style>
    <style:style style:name="T8" style:family="text">
      <style:text-properties officeooo:rsid="0035e5af"/>
    </style:style>
    <style:style style:name="T9" style:family="text">
      <style:text-properties officeooo:rsid="00373efb"/>
    </style:style>
    <style:style style:name="T10" style:family="text">
      <style:text-properties officeooo:rsid="0038f3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eball autònom <text:span text:style-name="T5">03</text:span></text:p>
      <text:p text:style-name="P4"/>
      <text:p text:style-name="P6">Si no s'indica una altra cosa, el format d'entrega de tasques és en document PDF.</text:p>
      <text:p text:style-name="P3"/>
      <text:p text:style-name="P7">Cad<text:span text:style-name="T3">a</text:span> dia de retrad en l'entrega resta 0,5 punts de la nota.</text:p>
      <text:p text:style-name="P7"/>
      <text:p text:style-name="P5">Tasca <text:span text:style-name="T8">3</text:span>:</text:p>
      <text:p text:style-name="P8"/>
      <text:p text:style-name="P9"/>
      <text:list xml:id="list4748209844629837828" text:style-name="L1">
        <text:list-item>
          <text:p text:style-name="P12"><text:span text:style-name="T7">Fes un e</text:span>squema amb <text:span text:style-name="T7">els </text:span>components del simulador de fred.</text:p>
        </text:list-item>
        <text:list-item>
          <text:p text:style-name="P13">Si l'esquema està fet a mà. s'ha de fer amb regla.</text:p>
        </text:list-item>
        <text:list-item>
          <text:p text:style-name="P13">Per fer l'esquema s'han d'utilitzar els símbols seguint la norma UNE EN 1861.</text:p>
        </text:list-item>
      </text:list>
      <text:p text:style-name="P9"/>
      <text:p text:style-name="P9"/>
      <text:p text:style-name="P8">Envia <text:span text:style-name="T2">el treball per</text:span> corrreu electrònic a <text:a xlink:type="simple" xlink:href="mailto:pposada@cifpnauticopesquera.es" text:style-name="Internet_20_link">pposada@cifpnauticopesquera.es</text:a></text:p>
      <text:p text:style-name="P8"/>
      <text:p text:style-name="P11"/>
      <text:p text:style-name="P8">El termini d'entrega és di<text:span text:style-name="T10">umenge</text:span> <text:span text:style-name="T10">14</text:span>/<text:span text:style-name="T2">12</text:span>/2<text:span text:style-name="T4">5.</text:span>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style style:name="MT1" style:family="text">
      <style:text-properties officeooo:rsid="00373e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<text:span text:style-name="MT1">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2-07T11:31:49.250695431</dc:date>
    <meta:editing-duration>PT17M41S</meta:editing-duration>
    <meta:editing-cycles>46</meta:editing-cycles>
    <meta:document-statistic meta:table-count="0" meta:image-count="0" meta:object-count="0" meta:page-count="1" meta:paragraph-count="10" meta:word-count="87" meta:character-count="501" meta:non-whitespace-character-count="425"/>
  </office:meta>
</office:document-meta>
</file>